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231cm" svg:y="0.952cm">
            <draw:object draw:notify-on-update-of-ranges="Sheet1.B1:Sheet1.B5 Sheet1.D1:Sheet1.D5 Sheet1.B1:Sheet1.B5 Sheet1.E1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table:formula="of:=-10+[.B7]" office:value-type="float" office:value="10" calcext:value-type="float">
            <text:p>1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.45" calcext:value-type="float">
            <text:p>1,45</text:p>
          </table:table-cell>
          <table:table-cell table:formula="of:=[.B9]*EXP(-[.B1]*[.B10])+[.C9]*EXP(-[.B1]*[.C10])+[.B11]" office:value-type="float" office:value="1.45000054672845" calcext:value-type="float">
            <text:p>1,450000546728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5+[.B7]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float" office:value="1.13" calcext:value-type="float">
            <text:p>1,13</text:p>
          </table:table-cell>
          <table:table-cell table:formula="of:=[.B9]*EXP(-[.B2]*[.B10])+[.C9]*EXP(-[.B2]*[.C10])+[.B11]" office:value-type="float" office:value="1.13000041804603" calcext:value-type="float">
            <text:p>1,130000418046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table:formula="of:=20+[.B7]" office:value-type="float" office:value="40" calcext:value-type="float">
            <text:p>4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" calcext:value-type="float">
            <text:p>1</text:p>
          </table:table-cell>
          <table:table-cell table:formula="of:=[.B9]*EXP(-[.B3]*[.B10])+[.C9]*EXP(-[.B3]*[.C10])+[.B11]" office:value-type="float" office:value="1.00000045075979" calcext:value-type="float">
            <text:p>1,000000450759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35+[.B7]" office:value-type="float" office:value="55" calcext:value-type="float">
            <text:p>55</text:p>
          </table:table-cell>
          <table:table-cell office:value-type="string" calcext:value-type="string">
            <text:p>Y</text:p>
          </table:table-cell>
          <table:table-cell office:value-type="float" office:value="0.92" calcext:value-type="float">
            <text:p>0,92</text:p>
          </table:table-cell>
          <table:table-cell table:formula="of:=[.B9]*EXP(-[.B4]*[.B10])+[.C9]*EXP(-[.B4]*[.C10])+[.B11]" office:value-type="float" office:value="0.920000474232243" calcext:value-type="float">
            <text:p>0,9200004742322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table:formula="of:=50+[.B7]" office:value-type="float" office:value="70" calcext:value-type="float">
            <text:p>7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0.87" calcext:value-type="float">
            <text:p>0,87</text:p>
          </table:table-cell>
          <table:table-cell table:formula="of:=[.B9]*EXP(-[.B5]*[.B10])+[.C9]*EXP(-[.B5]*[.C10])+[.B11]" office:value-type="float" office:value="0.870000487142095" calcext:value-type="float">
            <text:p>0,8700004871420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746382" calcext:value-type="float">
            <text:p>0,746382</text:p>
          </table:table-cell>
          <table:table-cell office:value-type="float" office:value="1.689218" calcext:value-type="float">
            <text:p>1,689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31302" calcext:value-type="float">
            <text:p>0,031302</text:p>
          </table:table-cell>
          <table:table-cell office:value-type="float" office:value="0.266425" calcext:value-type="float">
            <text:p>0,266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786563" calcext:value-type="float">
            <text:p>0,78656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:</text:p>
          </table:table-cell>
          <table:table-cell office:value-type="string" calcext:value-type="string">
            <text:p>X</text:p>
          </table:table-cell>
          <table:table-cell table:formula="of:=24.2+20" office:value-type="float" office:value="44.2" calcext:value-type="float">
            <text:p>44,2</text:p>
          </table:table-cell>
          <table:table-cell office:value-type="string" calcext:value-type="string">
            <text:p>Y</text:p>
          </table:table-cell>
          <table:table-cell table:formula="of:=[.B9]*EXP(-[.C14]*[.B10])+[.C9]*EXP(-[.C14]*[.C10])+[.B11]" office:value-type="float" office:value="0.973684573079186" calcext:value-type="float">
            <text:p>0,973684573079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8:44:56.389115592</meta:creation-date>
    <meta:editing-duration>PT21M6S</meta:editing-duration>
    <meta:editing-cycles>3</meta:editing-cycles>
    <meta:generator>LibreOffice/7.3.7.2$Linux_X86_64 LibreOffice_project/30$Build-2</meta:generator>
    <dc:date>2024-04-29T22:50:28.334957191</dc:date>
    <meta:document-statistic meta:table-count="1" meta:cell-count="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1:Sheet1.B5 Sheet1.D1:Sheet1.E5" svg:x="0.32cm" svg:y="0.18cm" svg:width="12.508cm" svg:height="8.64cm">
          <chart:coordinate-region svg:x="1.047cm" svg:y="0.379cm" svg:width="11.59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5" chart:class="chart:scatter">
            <chart:domain table:cell-range-address="Sheet1.B1:Sheet1.B5"/>
            <chart:data-point chart:repeated="5"/>
          </chart:series>
          <chart:series chart:style-name="ch8" chart:values-cell-range-address="Sheet1.E1:Sheet1.E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:Sheet1.B5</svg:desc>
                </draw:g>
              </table:table-cell>
              <table:table-cell office:value-type="float" office:value="1.45">
                <text:p>1.45</text:p>
                <draw:g>
                  <svg:desc>Sheet1.D1:Sheet1.D5</svg:desc>
                </draw:g>
              </table:table-cell>
              <table:table-cell office:value-type="float" office:value="1.45000054672845">
                <text:p>1.45000054672845</text:p>
                <draw:g>
                  <svg:desc>Sheet1.E1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.13">
                <text:p>1.13</text:p>
              </table:table-cell>
              <table:table-cell office:value-type="float" office:value="1.13000041804603">
                <text:p>1.13000041804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00000045075979">
                <text:p>1.00000045075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0.92">
                <text:p>0.92</text:p>
              </table:table-cell>
              <table:table-cell office:value-type="float" office:value="0.920000474232243">
                <text:p>0.920000474232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87">
                <text:p>0.87</text:p>
              </table:table-cell>
              <table:table-cell office:value-type="float" office:value="0.870000487142095">
                <text:p>0.870000487142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